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.402cm" table:align="left"/>
    </style:style>
    <style:style style:name="Tabla2.A" style:family="table-column">
      <style:table-column-properties style:column-width="1.402cm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0a15f9" officeooo:paragraph-rsid="000a15f9"/>
    </style:style>
    <style:style style:name="P2" style:family="paragraph" style:parent-style-name="Text_20_body">
      <style:text-properties officeooo:paragraph-rsid="000a15f9"/>
    </style:style>
    <style:style style:name="P3" style:family="paragraph" style:parent-style-name="Text_20_body">
      <style:text-properties style:font-name="FreeMono" officeooo:rsid="000a15f9" officeooo:paragraph-rsid="000a15f9"/>
    </style:style>
    <style:style style:name="P4" style:family="paragraph" style:parent-style-name="Standard">
      <style:text-properties style:font-name="FreeMono"/>
    </style:style>
    <style:style style:name="P5" style:family="paragraph" style:parent-style-name="Standard">
      <style:text-properties style:font-name="FreeMono" officeooo:rsid="000a15f9" officeooo:paragraph-rsid="000a15f9"/>
    </style:style>
    <style:style style:name="P6" style:family="paragraph" style:parent-style-name="Standard">
      <style:text-properties officeooo:rsid="000a15f9" officeooo:paragraph-rsid="000a15f9"/>
    </style:style>
    <style:style style:name="P7" style:family="paragraph" style:parent-style-name="Standard">
      <style:text-properties style:font-name="FreeSerif" officeooo:rsid="000a15f9" officeooo:paragraph-rsid="000a15f9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FreeSerif" fo:font-size="12pt" fo:font-style="normal" fo:text-shadow="none" style:text-underline-style="none" fo:font-weight="normal" officeooo:rsid="000a15f9" officeooo:paragraph-rsid="000a15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reeSerif" fo:font-size="12pt" fo:font-style="normal" fo:text-shadow="none" style:text-underline-style="none" fo:font-weight="normal" officeooo:rsid="000a15f9" officeooo:paragraph-rsid="000a15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FreeSerif" fo:font-size="12pt" fo:font-style="normal" fo:text-shadow="none" style:text-underline-style="none" fo:font-weight="bold" officeooo:rsid="000a15f9" officeooo:paragraph-rsid="000a15f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itle">
      <style:text-properties officeooo:rsid="000a15f9" officeooo:paragraph-rsid="000a15f9"/>
    </style:style>
    <style:style style:name="P12" style:family="paragraph" style:parent-style-name="Heading_20_1">
      <style:paragraph-properties fo:break-before="page"/>
      <style:text-properties officeooo:paragraph-rsid="000a15f9"/>
    </style:style>
    <style:style style:name="T1" style:family="text">
      <style:text-properties officeooo:rsid="000a15f9"/>
    </style:style>
    <style:style style:name="T2" style:family="text">
      <style:text-properties style:font-name="FreeMono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Sentencias extracurriculares</text:p>
      <text:p text:style-name="P2"><text:span text:style-name="T1">En nuestras consultas de base de datos, hacemos uso de ciertas sentencias que no fueron dadas en clase. A continuación procedemos a explicar el funcionamiento de las mismas</text:span></text:p>
      <text:h text:style-name="Heading_20_1" text:outline-level="1">Case when</text:h>
      <text:p text:style-name="Standard"><text:span text:style-name="T1">Sintaxis</text:span>:</text:p>
      <text:p text:style-name="P4">Case<text:line-break/> <text:s/>When cond_1 then resultado_1</text:p>
      <text:p text:style-name="P4"><text:s text:c="2"/>When cond_2 then resultado_2<text:line-break/> <text:s/>…<text:line-break/> <text:s/>When cond_n then resultado_n</text:p>
      <text:p text:style-name="P4"><text:s text:c="2"/>[Else then resultado_else]</text:p>
      <text:p text:style-name="Standard"><text:span text:style-name="T2">End</text:span><text:line-break/><text:line-break/>Semántica:<text:line-break/>Ejecuta las condiciones desde cond_1 hasta cond_n, si alguna se cumple se devuelve su resultado correspondiente. En caso de existir un else y no cumplirse ninguna condición se devuelve resultado_else</text:p>
      <text:p text:style-name="Standard"/>
      <text:h text:style-name="P12" text:outline-level="1"><text:span text:style-name="T1">Connect by</text:span></text:h>
      <text:p text:style-name="P1">Sintáxis:</text:p>
      <text:p text:style-name="P3">Select [proyección] from [única tabla] start with [condición inicial] connect by prior [atributo anterior]=[atributo siguiente];</text:p>
      <text:p text:style-name="P6">Semántica:</text:p>
      <text:p text:style-name="P6">La sentencia “Connect by” ejecuta consultas recursivas sobre una misma tabla, permitiendo evaluar autorelaciones hasta una profundidad indefinida. La misma busca la(s) tuplas que cumplen la condición inicial como T<text:span text:style-name="T3">a</text:span>, y posteriormente buscan las tuplas T<text:span text:style-name="T3">b</text:span><text:span text:style-name="T4"> tal que T</text:span><text:span text:style-name="T3">a</text:span><text:span text:style-name="T4">.atributo_anterior = T</text:span><text:span text:style-name="T3">b</text:span><text:span text:style-name="T4">.atributo_siguiente, y luego lo mismo considerando T</text:span><text:span text:style-name="T3">b</text:span><text:span text:style-name="T4"> como T</text:span><text:span text:style-name="T3">a</text:span><text:span text:style-name="T4"> y todas las otras tuplas como T</text:span><text:span text:style-name="T3">b</text:span><text:span text:style-name="T4"> recursivamente.</text:span></text:p>
      <text:p text:style-name="P6">Ejemplo:</text:p>
      <table:table table:name="Tabla1" table:style-name="Tabla1">
        <table:table-column table:style-name="Tabla1.A" table:number-columns-repeated="2"/>
        <table:table-row>
          <table:table-cell table:style-name="Tabla1.A1" table:number-columns-spanned="2" office:value-type="string">
            <text:p text:style-name="P8">Tabla recursiva</text:p>
          </table:table-cell>
          <table:covered-table-cell/>
        </table:table-row>
        <table:table-row>
          <table:table-cell table:style-name="Tabla1.A2" office:value-type="string">
            <text:p text:style-name="P10">Columna A</text:p>
          </table:table-cell>
          <table:table-cell table:style-name="Tabla1.B2" office:value-type="string">
            <text:p text:style-name="P10">Columna B</text:p>
          </table:table-cell>
        </table:table-row>
        <table:table-row>
          <table:table-cell table:style-name="Tabla1.A2" office:value-type="string">
            <text:p text:style-name="P9">3</text:p>
          </table:table-cell>
          <table:table-cell table:style-name="Tabla1.B2" office:value-type="string">
            <text:p text:style-name="P9">5</text:p>
          </table:table-cell>
        </table:table-row>
        <table:table-row>
          <table:table-cell table:style-name="Tabla1.A2" office:value-type="string">
            <text:p text:style-name="P9">5</text:p>
          </table:table-cell>
          <table:table-cell table:style-name="Tabla1.B2" office:value-type="string">
            <text:p text:style-name="P9">7</text:p>
          </table:table-cell>
        </table:table-row>
        <table:table-row>
          <table:table-cell table:style-name="Tabla1.A2" office:value-type="string">
            <text:p text:style-name="P9">7</text:p>
          </table:table-cell>
          <table:table-cell table:style-name="Tabla1.B2" office:value-type="string">
            <text:p text:style-name="P9">4</text:p>
          </table:table-cell>
        </table:table-row>
        <table:table-row>
          <table:table-cell table:style-name="Tabla1.A2" office:value-type="string">
            <text:p text:style-name="P9">8</text:p>
          </table:table-cell>
          <table:table-cell table:style-name="Tabla1.B2" office:value-type="string">
            <text:p text:style-name="P9">6</text:p>
          </table:table-cell>
        </table:table-row>
      </table:table>
      <text:p text:style-name="P6">Supongamos que esta tabla representa una autorelación. Si quisiéramos encontrar todos los B a los que podemos llegar desde A=3, la consulta</text:p>
      <text:p text:style-name="P5">select B from recursiva start with A=3 connect by prior B=A</text:p>
      <text:p text:style-name="P7">Daría como resultado: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0">B</text:p>
          </table:table-cell>
        </table:table-row>
        <table:table-row>
          <table:table-cell table:style-name="Tabla2.A2" office:value-type="string">
            <text:p text:style-name="P9">5</text:p>
          </table:table-cell>
        </table:table-row>
        <table:table-row>
          <table:table-cell table:style-name="Tabla2.A2" office:value-type="string">
            <text:p text:style-name="P9">7</text:p>
          </table:table-cell>
        </table:table-row>
        <table:table-row>
          <table:table-cell table:style-name="Tabla2.A2" office:value-type="string">
            <text:p text:style-name="P9">4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reeSerif" fo:font-size="12pt" fo:language="es" fo:country="UY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reeSerif" fo:font-size="12pt" fo:language="es" fo:country="UY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Endnote" style:family="paragraph" style:parent-style-name="Standard" style:default-outline-level="" style:class="extra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06:41:14.938270899</meta:creation-date>
    <dc:date>2019-09-02T06:51:29.526118783</dc:date>
    <meta:editing-duration>PT10M15S</meta:editing-duration>
    <meta:editing-cycles>1</meta:editing-cycles>
    <meta:document-statistic meta:table-count="2" meta:image-count="0" meta:object-count="0" meta:page-count="2" meta:paragraph-count="32" meta:word-count="213" meta:character-count="1388" meta:non-whitespace-character-count="1196"/>
    <meta:generator>LibreOffice/6.2.6.2$Linux_X86_64 LibreOffice_project/20$Build-2</meta:generator>
  </office:meta>
</office:document-meta>
</file>